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6000000" calcext:value-type="float">
            <text:p>16000000</text:p>
          </table:table-cell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imePerio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([.B6]+1)/(([.B4]/[.B5]))" office:value-type="float" office:value="0.00001" calcext:value-type="float">
            <text:p>1E-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ck/S</text:p>
          </table:table-cell>
          <table:table-cell table:formula="of:=1/[.B7]" office:value-type="float" office:value="100000" calcext:value-type="float">
            <text:p>1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1T21:19:35.202000000</meta:creation-date>
    <dc:date>2019-12-21T22:19:04.755000000</dc:date>
    <meta:editing-duration>PT49M9S</meta:editing-duration>
    <meta:editing-cycles>1</meta:editing-cycles>
    <meta:document-statistic meta:table-count="1" meta:cell-count="9" meta:object-count="0"/>
    <meta:generator>LibreOffice/6.3.1.2$Windows_X86_64 LibreOffice_project/b79626edf0065ac373bd1df5c28bd630b4424273</meta:generator>
  </office:meta>
</office:document-meta>
</file>